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4737" officeooo:paragraph-rsid="000f47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Reinhardt</meta:initial-creator>
    <meta:creation-date>2013-10-30T14:48:43.775153812</meta:creation-date>
    <meta:generator>LibreOffice/4.2.7.2$Linux_X86_64 LibreOffice_project/420m0$Build-2</meta:generator>
    <dc:date>2015-03-03T15:25:42.582740577</dc:date>
    <dc:creator>Manuel Reinhardt</dc:creator>
    <meta:document-statistic meta:table-count="0" meta:image-count="0" meta:object-count="0" meta:page-count="1" meta:paragraph-count="1" meta:word-count="1" meta:character-count="4" meta:non-whitespace-character-count="4"/>
  </office:meta>
</office:document-meta>
</file>